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MB of pre-emptive pulls in managed as chunk size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backends as RTT increases</text:p>
        </text:list-item>
        <text:list-item>
          <text:p text:style-name="P131">TODO: Benchmark for first chunk latency for Redis, S3 and cassandra backends as RTT increases</text:p>
        </text:list-item>
      </text:list>
      <text:h text:style-name="Heading_20_2" text:outline-level="2"><text:bookmark-start text:name="throughput"/>Throughput<text:bookmark-end text:name="throughput"/></text:h>
      <text:list text:style-name="L132">
        <text:list-item>
          <text:p text:style-name="P132">TODO: Benchmark for throughput of different Go hashing algorithms</text:p>
        </text:list-item>
        <text:list-item>
          <text:p text:style-name="P132">TODO: Benchmark for throughput of dudirekta, gRPC and fRPC as RTT increases</text:p>
        </text:list-item>
        <text:list-item>
          <text:p text:style-name="P132">TODO: Benchmark for throughput of dudirekta, gRPC and fRPC as number of workers increases</text:p>
        </text:list-item>
        <text:list-item>
          <text:p text:style-name="P132">TODO: Benchmark for throughput of dudirekta, gRPC and fRPC as chunk size increases</text:p>
        </text:list-item>
        <text:list-item>
          <text:p text:style-name="P132">TODO: Benchmark for throughput of baseline vs. userfault vs. direct vs. migration (we can use the <text:span text:style-name="Source_Text">onChunkLocal</text:span> value)</text:p>
        </text:list-item>
        <text:list-item>
          <text:p text:style-name="P132">TODO: Benchmark for development of throughput as RTT increases</text:p>
        </text:list-item>
        <text:list-item>
          <text:p text:style-name="P132">TODO: Benchmark for development of throughput as number of workers increases (migration only)</text:p>
        </text:list-item>
        <text:list-item>
          <text:p text:style-name="P132">TODO: Benchmark for development of throughput as chunk size increases</text:p>
        </text:list-item>
        <text:list-item>
          <text:p text:style-name="P132">TODO: Benchmark for throughput for memory vs. file vs. directory backends as RTT increases</text:p>
        </text:list-item>
        <text:list-item>
          <text:p text:style-name="P132">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5T01:30:40Z</meta:creation-date>
    <dc:date>2023-07-25T01:30:4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